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P1" style:family="paragraph" style:parent-style-name="Standard">
      <style:paragraph-properties fo:margin-left="5.08cm" fo:margin-right="0cm" fo:text-indent="-5.08cm" style:auto-text-indent="false">
        <style:tab-stops>
          <style:tab-stop style:position="-1.081cm"/>
          <style:tab-stop style:position="-0.048cm"/>
        </style:tab-stops>
      </style:paragraph-properties>
    </style:style>
    <style:style style:name="P2" style:family="paragraph" style:parent-style-name="Standard" style:list-style-name="L1">
      <style:paragraph-properties fo:margin-left="5.08cm" fo:margin-right="0cm" fo:text-indent="-5.08cm" style:auto-text-indent="false">
        <style:tab-stops>
          <style:tab-stop style:position="-1.081cm"/>
          <style:tab-stop style:position="-0.048cm"/>
        </style:tab-stops>
      </style:paragraph-properties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-1.081cm"/>
          <style:tab-stop style:position="-0.048cm"/>
        </style:tab-stops>
      </style:paragraph-properties>
    </style:style>
    <style:style style:name="T1" style:family="text">
      <style:text-properties fo:font-variant="small-caps"/>
    </style:style>
    <style:style style:name="T2" style:family="text" style:parent-style-name="Strong_20_Emphasis">
      <style:text-properties style:font-name="Arial1"/>
    </style:style>
    <style:style style:name="T3" style:family="text" style:parent-style-name="Strong_20_Emphasis">
      <style:text-properties fo:font-style="normal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yntax of the <text:s/>SECONDO Optimizer Query Language (Secondo-SQL)</text:h>
      <text:p text:style-name="Text_20_body"/>
      <text:p text:style-name="P1">sql-clause <text:tab/>--&gt; <text:tab/><text:span text:style-name="Strong_20_Emphasis">let</text:span> objectname mquery<text:span text:style-name="Strong_20_Emphasis">. <text:line-break/></text:span>| <text:span text:style-name="Strong_20_Emphasis">let(</text:span>objectname<text:span text:style-name="Strong_20_Emphasis">,</text:span> mquery<text:span text:style-name="Strong_20_Emphasis">,</text:span> secondo-rest-query<text:span text:style-name="Strong_20_Emphasis">).</text:span> <text:line-break/>| <text:span text:style-name="Strong_20_Emphasis">sql</text:span> mquery<text:span text:style-name="Strong_20_Emphasis">.</text:span> <text:line-break/>| <text:span text:style-name="Strong_20_Emphasis">sql(</text:span>mquery, secondo-rest-query<text:span text:style-name="Strong_20_Emphasis">).</text:span></text:p>
      <text:p text:style-name="P1"><text:span text:style-name="Strong_20_Emphasis"/></text:p>
      <text:p text:style-name="P1">aggr<text:tab/>--&gt;<text:tab/>groupattr | groupattr <text:span text:style-name="Strong_20_Emphasis">as</text:span> newname | aggr2</text:p>
      <text:p text:style-name="P1">aggr2<text:tab/>--&gt; <text:tab/><text:span text:style-name="Strong_20_Emphasis">count(</text:span>distinct-clause <text:span text:style-name="Strong_20_Emphasis">*)</text:span> <text:span text:style-name="Strong_20_Emphasis">as</text:span> newname <text:line-break/>| aggrop<text:span text:style-name="Strong_20_Emphasis">(</text:span>ext-attr-expr<text:span text:style-name="Strong_20_Emphasis">)</text:span> <text:span text:style-name="Strong_20_Emphasis">as</text:span> newname <text:line-break/>| <text:span text:style-name="Strong_20_Emphasis">aggregate(</text:span>ext-attr-expr<text:span text:style-name="Strong_20_Emphasis">,</text:span> aggrfun<text:span text:style-name="Strong_20_Emphasis">, </text:span>datatype<text:span text:style-name="Strong_20_Emphasis">,</text:span> datatype<text:span text:style-name="Emphasis">-constant</text:span><text:span text:style-name="Strong_20_Emphasis">)</text:span> <text:span text:style-name="Strong_20_Emphasis">as</text:span> newname</text:p>
      <text:p text:style-name="P1">aggrop<text:tab/>--&gt;<text:tab/><text:span text:style-name="Strong_20_Emphasis">min</text:span> | <text:span text:style-name="Strong_20_Emphasis">max</text:span> | <text:span text:style-name="Strong_20_Emphasis">sum</text:span> | <text:span text:style-name="Strong_20_Emphasis">avg</text:span> | <text:span text:style-name="Strong_20_Emphasis">extract</text:span> | <text:span text:style-name="Strong_20_Emphasis">count</text:span></text:p>
      <text:p text:style-name="P1">aggr-clause<text:tab/>--&gt;<text:tab/>aggr | <text:span text:style-name="Strong_20_Emphasis">[</text:span>aggr<text:span text:style-name="Strong_20_Emphasis">,</text:span> aggr-list<text:span text:style-name="Strong_20_Emphasis">]</text:span></text:p>
      <text:p text:style-name="P1">aggr-fun<text:tab/>--&gt;<text:tab/><text:span text:style-name="Strong_20_Emphasis">(*)</text:span> | <text:s/><text:span text:style-name="Strong_20_Emphasis">(+)</text:span> | <text:s/><text:span text:style-name="Strong_20_Emphasis">union_new</text:span> | <text:s/><text:span text:style-name="Strong_20_Emphasis">intersection_new</text:span> | ...<text:line-break/>% any name <text:span text:style-name="Emphasis">fun</text:span> of a binary <text:span text:style-name="T1">Secondo</text:span>-operator or function object with syntax <text:tab/><text:tab/><text:span text:style-name="Emphasis">fun</text:span>: T x T --&gt; T<text:line-break/>which should be associative and commutative. Infix-operators must be enclosed in round paranthesis.</text:p>
      <text:p text:style-name="P1">aggr-list<text:tab/>--&gt;<text:tab/>aggr | aggr<text:span text:style-name="Strong_20_Emphasis">,</text:span> aggr-list</text:p>
      <text:p text:style-name="P1">attr<text:tab/>--&gt;<text:tab/>attrname | var<text:span text:style-name="Strong_20_Emphasis">:</text:span>attrname</text:p>
      <text:p text:style-name="P1">attr-list<text:tab/>--&gt;<text:tab/>attr | attr<text:span text:style-name="Strong_20_Emphasis">,</text:span> attr-list</text:p>
      <text:p text:style-name="P1">attrname<text:tab/>--&gt;<text:tab/>id</text:p>
      <text:p text:style-name="P1">datatype<text:tab/>--&gt;<text:tab/><text:span text:style-name="Strong_20_Emphasis">int</text:span> | <text:span text:style-name="Strong_20_Emphasis">real</text:span> | <text:span text:style-name="Strong_20_Emphasis">bool</text:span> | <text:span text:style-name="Strong_20_Emphasis">string</text:span> | <text:span text:style-name="Strong_20_Emphasis">line</text:span> | <text:span text:style-name="Strong_20_Emphasis">points</text:span> | <text:span text:style-name="Strong_20_Emphasis">mpoint</text:span> | <text:span text:style-name="Strong_20_Emphasis">uregion</text:span> | ...<text:line-break/>% any name of a <text:span text:style-name="T1">Secondo</text:span>-datatype</text:p>
      <text:p text:style-name="P1">distinct-clause<text:tab/>--&gt;<text:tab/><text:span text:style-name="Strong_20_Emphasis">all</text:span> | <text:span text:style-name="Strong_20_Emphasis">distinct</text:span> | <text:span text:style-name="T2">ε</text:span></text:p>
      <text:p text:style-name="P1">ext-attr<text:tab/>--&gt;<text:tab/>distinct-clause attr</text:p>
      <text:p text:style-name="P1">ext-attr-expr<text:tab/>--&gt;<text:tab/>distinct-clause attr<text:span text:style-name="Emphasis">-expr</text:span></text:p>
      <text:p text:style-name="P1">first-clause<text:tab/>--&gt;<text:tab/><text:span text:style-name="Strong_20_Emphasis">first</text:span> int<text:span text:style-name="Emphasis">-constant</text:span> | <text:span text:style-name="Strong_20_Emphasis">last</text:span> int<text:span text:style-name="Emphasis">-constant</text:span> | <text:span text:style-name="Strong_20_Emphasis">ε</text:span></text:p>
      <text:p text:style-name="P1">groupattr<text:tab/>--&gt;<text:tab/>attr</text:p>
      <text:p text:style-name="P1">groupattr-list<text:tab/>--&gt;<text:tab/>groupattr | groupattr<text:span text:style-name="Strong_20_Emphasis">,</text:span> groupattr-list | <text:span text:style-name="T2">ε</text:span></text:p>
      <text:p text:style-name="P1">groupby-clause<text:tab/>--&gt;<text:tab/><text:span text:style-name="Strong_20_Emphasis">groupby</text:span> <text:span text:style-name="Strong_20_Emphasis">[</text:span>groupattr-list<text:span text:style-name="Strong_20_Emphasis">]</text:span> | <text:span text:style-name="Strong_20_Emphasis">groupby</text:span> groupattr</text:p>
      <text:p text:style-name="P1">id<text:tab/>--&gt;<text:tab/>% any valid Prolog constant-identifier without any underscore-character</text:p>
      <text:p text:style-name="P1">mquery<text:tab/>--&gt;<text:tab/>query <text:line-break/>| <text:span text:style-name="Strong_20_Emphasis">union</text:span> <text:span text:style-name="Strong_20_Emphasis">[</text:span>query-list<text:span text:style-name="T3">]</text:span><text:span text:style-name="T4"> </text:span><text:line-break/>| <text:span text:style-name="Strong_20_Emphasis">intersection</text:span> <text:span text:style-name="Strong_20_Emphasis">[</text:span>query-list<text:span text:style-name="T3">]</text:span></text:p>
      <text:p text:style-name="P1">newname<text:tab/>--&gt;<text:tab/>id<text:line-break/>% where id is not already defined within the database or the current query</text:p>
      <text:p text:style-name="P1">orderattr<text:tab/>--&gt;<text:tab/>attrname | attrname <text:span text:style-name="Strong_20_Emphasis">asc</text:span> | attrname <text:span text:style-name="Strong_20_Emphasis">desc</text:span></text:p>
      <text:p text:style-name="P1">orderattr-list<text:tab/>--&gt;<text:tab/>orderattr | orderattr<text:span text:style-name="Strong_20_Emphasis">,</text:span> orderattr-list</text:p>
      <text:p text:style-name="P1">orderby-clause<text:tab/>--&gt;<text:tab/><text:span text:style-name="Strong_20_Emphasis">orderby</text:span> <text:span text:style-name="Strong_20_Emphasis">[</text:span>orderattr-list<text:span text:style-name="Strong_20_Emphasis">]</text:span> <text:span text:style-name="Emphasis">| </text:span><text:span text:style-name="Strong_20_Emphasis">orderby</text:span> orderattr | <text:span text:style-name="T2">ε</text:span></text:p>
      <text:p text:style-name="P1">pred<text:tab/>--&gt;<text:tab/>attr<text:span text:style-name="Emphasis">-boolexpr</text:span></text:p>
      <text:p text:style-name="P1">pred-list<text:tab/>--&gt;<text:tab/>pred | pred<text:span text:style-name="Strong_20_Emphasis">,</text:span> pred-list</text:p>
      <text:p text:style-name="P1">query<text:tab/>--&gt;<text:tab/><text:span text:style-name="Strong_20_Emphasis">select</text:span> distinct-clause sel-clause <text:span text:style-name="Strong_20_Emphasis">from</text:span> rel-clause where-clause orderby-clause first-clause <text:line-break/>| <text:span text:style-name="Strong_20_Emphasis">select</text:span> aggr-clause <text:span text:style-name="Strong_20_Emphasis">from</text:span> rel-clause where-clause groupby-clause orderby-clause first-clause </text:p>
      <text:p text:style-name="P1">query-list<text:tab/>--&gt;<text:tab/>query | query<text:span text:style-name="Strong_20_Emphasis">,</text:span> query-list</text:p>
      <text:p text:style-name="P1">rel<text:tab/>--&gt;<text:tab/>relname | relname <text:span text:style-name="Strong_20_Emphasis">as</text:span> var</text:p>
      <text:p text:style-name="P1">rel-clause<text:tab/>--&gt;<text:tab/>rel |<text:span text:style-name="Strong_20_Emphasis"> [</text:span>rel-list<text:span text:style-name="Strong_20_Emphasis">]</text:span></text:p>
      <text:p text:style-name="P1">rel-list<text:tab/>--&gt;<text:tab/>rel | rel<text:span text:style-name="Strong_20_Emphasis">,</text:span> rel-list</text:p>
      <text:p text:style-name="P1">relname<text:tab/>--&gt;<text:tab/>id</text:p>
      <text:p text:style-name="P1">result<text:tab/>--&gt;<text:tab/>attr | attr-expr <text:span text:style-name="Strong_20_Emphasis">as</text:span> newname</text:p>
      <text:p text:style-name="P1">result-list<text:tab/>--&gt;<text:tab/>result | result<text:span text:style-name="Strong_20_Emphasis">,</text:span> result-list</text:p>
      <text:p text:style-name="P1">secondo-rest-query<text:tab/>--&gt;<text:tab/><text:span text:style-name="Strong_20_Emphasis">'</text:span> text <text:span text:style-name="Strong_20_Emphasis">'<text:line-break/></text:span>% any valid subexpression in <text:span text:style-name="T1">Secondo</text:span> executable language</text:p>
      <text:p text:style-name="P1">sel-clause<text:tab/>--&gt;<text:tab/><text:span text:style-name="Strong_20_Emphasis">*</text:span> <text:line-break/>| result | <text:span text:style-name="Strong_20_Emphasis">[</text:span>result-list<text:span text:style-name="Strong_20_Emphasis">] </text:span><text:line-break/>| <text:span text:style-name="Strong_20_Emphasis">count(</text:span>distinct-clause <text:span text:style-name="Strong_20_Emphasis">*)</text:span> <text:line-break/>| aggrop<text:span text:style-name="Strong_20_Emphasis">(</text:span>ext-attr-expr<text:span text:style-name="Strong_20_Emphasis">)</text:span> <text:line-break/>| <text:span text:style-name="Strong_20_Emphasis">aggregate(</text:span>ext-attr-expr<text:span text:style-name="Strong_20_Emphasis">,</text:span> aggrfun<text:span text:style-name="Strong_20_Emphasis">, </text:span>datatype<text:span text:style-name="Strong_20_Emphasis">,</text:span> datatype<text:span text:style-name="Emphasis">-constant</text:span><text:span text:style-name="Strong_20_Emphasis">)</text:span></text:p>
      <text:p text:style-name="P1">text<text:tab/>--&gt;<text:tab/>% any sequence of characters, that completes the optimized query to a valid expression in Secondo executable language</text:p>
      <text:p text:style-name="P1">var <text:tab/>--&gt;<text:tab/>id</text:p>
      <text:p text:style-name="P1">where-clause<text:tab/>--&gt;<text:tab/><text:span text:style-name="Strong_20_Emphasis">where</text:span> <text:span text:style-name="Strong_20_Emphasis">[</text:span>pred-list<text:span text:style-name="Strong_20_Emphasis">]</text:span><text:span text:style-name="Emphasis"> </text:span>| <text:span text:style-name="Strong_20_Emphasis">where</text:span> pred | <text:span text:style-name="T2">ε</text:span></text:p>
      <text:p text:style-name="P1"/>
      <text:h text:style-name="Heading_20_1" text:outline-level="1">Unconsidered Query Language Elements</text:h>
      <text:p text:style-name="Text_20_body">The grammar given above does still not consider the following extensions to the Secondo Optimzer:</text:p>
      <text:p text:style-name="P1"/>
      <text:list text:style-name="L1">
        <text:list-item>
          <text:p text:style-name="P2"><text:span text:style-name="Strong_20_Emphasis">macros</text:span></text:p>
        </text:list-item>
        <text:list-item>
          <text:p text:style-name="P2"><text:span text:style-name="Strong_20_Emphasis">nonempty</text:span> within select-clauses</text:p>
        </text:list-item>
        <text:list-item>
          <text:p text:style-name="P2">subqueries</text:p>
        </text:list-item>
        <text:list-item>
          <text:p text:style-name="P2">DDL-coammand(aside let)</text:p>
        </text:list-item>
        <text:list-item>
          <text:p text:style-name="P2">NN-Queries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font-name-asian="Arial2" style:font-size-asian="12pt" style:language-asian="de" style:country-asian="DE" style:font-name-complex="Arial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2" style:font-size-asian="14pt" style:font-name-complex="Arial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ext:p text:style-name="Header"><text:file-name text:display="name-and-extension">Optimizer-Syntax.odt</text:file-name> <text:date style:data-style-name="N37" text:date-value="2009-07-23T11:02:14" text:fixed="true">23.07.09</text:date><text:tab/><text:tab/>Seite 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7-25T10:49:51</meta:creation-date>
    <dc:creator>Christian Düntgen</dc:creator>
    <dc:date>2009-07-23T11:20:23</dc:date>
    <meta:print-date>2007-09-10T13:22:03</meta:print-date>
    <dc:language>de-DE</dc:language>
    <meta:editing-cycles>35</meta:editing-cycles>
    <meta:editing-duration>PT6H17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8" meta:word-count="399" meta:character-count="2856"/>
  </office:meta>
</office:document-meta>
</file>